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911cm" fo:margin-left="0cm" table:align="left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2.91cm"/>
    </style:style>
    <style:style style:name="Tabla1.A1" style:family="table-cell">
      <style:table-cell-properties style:vertical-align="middle" fo:background-color="#87ceeb" style:border-line-width-left="0.026cm 0.026cm 0.026cm" style:border-line-width-top="0.026cm 0.026cm 0.026cm" style:border-line-width-bottom="0.026cm 0.026cm 0.026cm" fo:padding="0.049cm" fo:border-left="2.25pt double #808080" fo:border-right="none" fo:border-top="2.25pt double #808080" fo:border-bottom="2.25pt double #808080" style:writing-mode="lr-tb">
        <style:background-image/>
      </style:table-cell-properties>
    </style:style>
    <style:style style:name="Tabla1.B1" style:family="table-cell">
      <style:table-cell-properties style:vertical-align="middle" fo:background-color="#87ceeb" style:border-line-width="0.026cm 0.026cm 0.026cm" fo:padding="0.049cm" fo:border="2.25pt double #808080" style:writing-mode="lr-tb">
        <style:background-image/>
      </style:table-cell-properties>
    </style:style>
    <style:style style:name="Tabla1.A2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1.B2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1.A3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1.B3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1.A4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1.B4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1.A5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1.B5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2" style:family="table">
      <style:table-properties style:width="11.666cm" fo:margin-left="0cm" table:align="left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3.388cm"/>
    </style:style>
    <style:style style:name="Tabla2.C" style:family="table-column">
      <style:table-column-properties style:column-width="2.819cm"/>
    </style:style>
    <style:style style:name="Tabla2.D" style:family="table-column">
      <style:table-column-properties style:column-width="1.459cm"/>
    </style:style>
    <style:style style:name="Tabla2.A1" style:family="table-cell">
      <style:table-cell-properties style:vertical-align="middle" fo:background-color="#87ceeb" style:border-line-width-left="0.026cm 0.026cm 0.026cm" style:border-line-width-top="0.026cm 0.026cm 0.026cm" style:border-line-width-bottom="0.026cm 0.026cm 0.026cm" fo:padding="0.049cm" fo:border-left="2.25pt double #808080" fo:border-right="none" fo:border-top="2.25pt double #808080" fo:border-bottom="2.25pt double #808080" style:writing-mode="lr-tb">
        <style:background-image/>
      </style:table-cell-properties>
    </style:style>
    <style:style style:name="Tabla2.D1" style:family="table-cell">
      <style:table-cell-properties style:vertical-align="middle" fo:background-color="#87ceeb" style:border-line-width="0.026cm 0.026cm 0.026cm" fo:padding="0.049cm" fo:border="2.25pt double #808080" style:writing-mode="lr-tb">
        <style:background-image/>
      </style:table-cell-properties>
    </style:style>
    <style:style style:name="Tabla2.A2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B2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C2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D2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2.A3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B3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C3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D3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2.A4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B4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C4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D4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2.A5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B5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C5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2.D5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3" style:family="table">
      <style:table-properties style:width="11.478cm" fo:margin-left="0cm" table:align="left"/>
    </style:style>
    <style:style style:name="Tabla3.A" style:family="table-column">
      <style:table-column-properties style:column-width="4.001cm"/>
    </style:style>
    <style:style style:name="Tabla3.B" style:family="table-column">
      <style:table-column-properties style:column-width="3.388cm"/>
    </style:style>
    <style:style style:name="Tabla3.C" style:family="table-column">
      <style:table-column-properties style:column-width="2.819cm"/>
    </style:style>
    <style:style style:name="Tabla3.D" style:family="table-column">
      <style:table-column-properties style:column-width="1.27cm"/>
    </style:style>
    <style:style style:name="Tabla3.A1" style:family="table-cell">
      <style:table-cell-properties style:vertical-align="middle" style:border-line-width-left="0.026cm 0.026cm 0.026cm" style:border-line-width-top="0.026cm 0.026cm 0.026cm" style:border-line-width-bottom="0.026cm 0.026cm 0.026cm" fo:padding="0.049cm" fo:border-left="2.25pt double #808080" fo:border-right="none" fo:border-top="2.25pt double #808080" fo:border-bottom="2.25pt double #808080" style:writing-mode="lr-tb"/>
    </style:style>
    <style:style style:name="Tabla3.D1" style:family="table-cell">
      <style:table-cell-properties style:vertical-align="middle" fo:background-color="#ff0000" style:border-line-width="0.026cm 0.026cm 0.026cm" fo:padding="0.049cm" fo:border="2.25pt double #808080" style:writing-mode="lr-tb">
        <style:background-image/>
      </style:table-cell-properties>
    </style:style>
    <style:style style:name="Tabla3.A2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B2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C2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D2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3.A3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B3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C3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D3" style:family="table-cell">
      <style:table-cell-properties style:vertical-align="middle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/>
    </style:style>
    <style:style style:name="Tabla3.A4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B4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C4" style:family="table-cell">
      <style:table-cell-properties style:vertical-align="middle" style:border-line-width-left="0.026cm 0.026cm 0.026cm" style:border-line-width-bottom="0.026cm 0.026cm 0.026cm" fo:padding="0.049cm" fo:border-left="2.25pt double #808080" fo:border-right="none" fo:border-top="none" fo:border-bottom="2.25pt double #808080" style:writing-mode="lr-tb"/>
    </style:style>
    <style:style style:name="Tabla3.D4" style:family="table-cell">
      <style:table-cell-properties style:vertical-align="middle" fo:background-color="#ff0000" style:border-line-width-left="0.026cm 0.026cm 0.026cm" style:border-line-width-right="0.026cm 0.026cm 0.026cm" style:border-line-width-bottom="0.026cm 0.026cm 0.026cm" fo:padding="0.049cm" fo:border-left="2.25pt double #808080" fo:border-right="2.25pt double #808080" fo:border-top="none" fo:border-bottom="2.25pt double #808080" style:writing-mode="lr-tb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background-color="#ffff0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able_20_Heading">
      <style:paragraph-properties fo:text-align="start" style:justify-single-word="false"/>
      <style:text-properties fo:background-color="transparent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Heading_20_1">
      <style:text-properties fo:background-color="#ffff00"/>
    </style:style>
    <style:style style:name="P8" style:family="paragraph" style:parent-style-name="Heading_20_1">
      <style:text-properties style:font-name="Arial" fo:font-size="12pt" fo:font-weight="normal" fo:background-color="#ffff00" style:font-size-asian="12pt" style:font-weight-asian="normal" style:font-size-complex="12pt" style:font-weight-complex="normal"/>
    </style:style>
    <style:style style:name="P9" style:family="paragraph" style:parent-style-name="Heading_20_1">
      <style:text-properties fo:background-color="transparent"/>
    </style:style>
    <style:style style:name="P10" style:family="paragraph" style:parent-style-name="Text_20_body">
      <style:text-properties style:font-name="Arial" fo:background-color="transparent"/>
    </style:style>
    <style:style style:name="P11" style:family="paragraph" style:parent-style-name="Text_20_body">
      <style:text-properties fo:background-color="transparent"/>
    </style:style>
    <style:style style:name="T1" style:family="text">
      <style:text-properties fo:font-weight="bold" fo:background-color="#ffff00" loext:char-shading-value="0" style:font-weight-asian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fo:background-color="transparent" loext:char-shading-value="0" style:font-weight-asian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style:font-name="Arial"/>
    </style:style>
    <style:style style:name="T1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8" style:family="text">
      <style:text-properties style:font-name="Arial" fo:background-color="#ffff00" loext:char-shading-value="0"/>
    </style:style>
    <style:style style:name="T19" style:family="text"/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oletín 36</text:p>
      <text:p text:style-name="P3"/>
      <text:p text:style-name="Standard"/>
      <text:p text:style-name="P3"><text:s/>Dado el siguiente XML:</text:p>
      <text:p text:style-name="Standard"/>
      <text:section text:style-name="Sect1" text:name="Sect1">
        <text:p text:style-name="Standard">&lt;?xml version="1.0" encoding="UTF-8"?&gt;</text:p>
        <text:p text:style-name="Standard">&lt;libros&gt;</text:p>
        <text:p text:style-name="Standard">&lt;libro leng="español"&gt;</text:p>
        <text:p text:style-name="Standard"><text:s text:c="4"/>&lt;titulo&gt;Fuente Ovejuna&lt;/titulo&gt;</text:p>
        <text:p text:style-name="Standard"><text:s text:c="4"/>&lt;autor&gt;Lope de Vega&lt;/autor&gt;</text:p>
        <text:p text:style-name="Standard"><text:s text:c="4"/>&lt;isbn&gt;84-9815-002-7&lt;/isbn&gt;</text:p>
        <text:p text:style-name="Standard"><text:s text:c="4"/>&lt;precio&gt;32.50&lt;/precio&gt;</text:p>
        <text:p text:style-name="Standard"><text:s text:c="2"/>&lt;/libro&gt;</text:p>
        <text:p text:style-name="Standard">&lt;libro leng="español"&gt;</text:p>
        <text:p text:style-name="Standard"><text:s text:c="4"/>&lt;titulo&gt;La Celestina&lt;/titulo&gt;</text:p>
        <text:p text:style-name="Standard"><text:s text:c="4"/>&lt;autor&gt;Fernando de Rojas&lt;/autor&gt;</text:p>
        <text:p text:style-name="Standard"><text:s text:c="4"/>&lt;isbn&gt;84-96390-96-9&lt;/isbn&gt;</text:p>
        <text:p text:style-name="Standard"><text:s text:c="4"/>&lt;precio&gt;21.45&lt;/precio&gt;</text:p>
        <text:p text:style-name="Standard"><text:s text:c="2"/>&lt;/libro&gt;</text:p>
        <text:p text:style-name="Standard"><text:s text:c="2"/>&lt;libro leng="frances"&gt;</text:p>
        <text:p text:style-name="Standard"><text:s text:c="4"/>&lt;titulo&gt;El enfermo imaginario&lt;/titulo&gt;</text:p>
        <text:p text:style-name="Standard"><text:s text:c="4"/>&lt;autor&gt;Moliere&lt;/autor&gt;</text:p>
        <text:p text:style-name="Standard"><text:s text:c="4"/>&lt;isbn&gt;84-96380-96-9&lt;/isbn&gt;</text:p>
        <text:p text:style-name="Standard"><text:s text:c="4"/>&lt;precio&gt;28.45&lt;/precio&gt;</text:p>
        <text:p text:style-name="Standard"><text:s text:c="2"/>&lt;/libro&gt;</text:p>
        <text:p text:style-name="Standard">&lt;libro leng="español"&gt;</text:p>
        <text:p text:style-name="Standard"><text:s text:c="4"/>&lt;titulo&gt;Don Juan Tenorio&lt;/titulo&gt;</text:p>
        <text:p text:style-name="Standard"><text:s text:c="4"/>&lt;autor&gt;Jose Zorilla&lt;/autor&gt;</text:p>
        <text:p text:style-name="Standard"><text:s text:c="3"/>&lt;isbn&gt;84-96390-97-7&lt;/isbn&gt;</text:p>
        <text:p text:style-name="Standard"><text:s text:c="3"/>&lt;precio&gt;45.26&lt;/precio&gt;</text:p>
        <text:p text:style-name="Standard"><text:s text:c="2"/>&lt;/libro&gt;</text:p>
        <text:p text:style-name="Standard">&lt;/libros&gt;</text:p>
      </text:section>
      <text:section text:style-name="Sect2" text:name="Sect2">
        <text:p text:style-name="Standard"/>
        <text:p text:style-name="P1">Realizar mediante hojas de estilo XSL las transformaciones siguientes:</text:p>
        <text:p text:style-name="P1"/>
        <text:p text:style-name="P2">a) Obtener:</text:p>
        <text:h text:style-name="P7" text:outline-level="1">Mi Biblioteca</text:h>
        <text:p text:style-name="Text_20_body"><text:span text:style-name="Fuente_20_de_20_párrafo_20_predeter."><text:span text:style-name="T1">Titulo:</text:span></text:span><text:span text:style-name="Fuente_20_de_20_párrafo_20_predeter."><text:span text:style-name="T13">Fuente Ovejuna<text:line-break/></text:span></text:span><text:span text:style-name="Fuente_20_de_20_párrafo_20_predeter."><text:span text:style-name="T1">Autor:</text:span></text:span><text:span text:style-name="Fuente_20_de_20_párrafo_20_predeter."><text:span text:style-name="T13">Lope de Vega<text:line-break/></text:span></text:span></text:p>
        <text:p text:style-name="Text_20_body"><text:span text:style-name="Fuente_20_de_20_párrafo_20_predeter."><text:span text:style-name="T1">Titulo:</text:span></text:span><text:span text:style-name="Fuente_20_de_20_párrafo_20_predeter."><text:span text:style-name="T13">La Celestina<text:line-break/></text:span></text:span><text:span text:style-name="Fuente_20_de_20_párrafo_20_predeter."><text:span text:style-name="T1">Autor:</text:span></text:span><text:span text:style-name="Fuente_20_de_20_párrafo_20_predeter."><text:span text:style-name="T13">Fernando de Rojas<text:line-break/></text:span></text:span></text:p>
        <text:p text:style-name="Text_20_body"><text:span text:style-name="Fuente_20_de_20_párrafo_20_predeter."><text:span text:style-name="T1">Titulo:</text:span></text:span><text:span text:style-name="Fuente_20_de_20_párrafo_20_predeter."><text:span text:style-name="T13">El enfermo imaginario<text:line-break/></text:span></text:span><text:span text:style-name="Fuente_20_de_20_párrafo_20_predeter."><text:span text:style-name="T1">Autor:</text:span></text:span><text:span text:style-name="Fuente_20_de_20_párrafo_20_predeter."><text:span text:style-name="T13">Moliere<text:line-break/></text:span></text:span></text:p>
        <text:p text:style-name="Text_20_body"><text:span text:style-name="Fuente_20_de_20_párrafo_20_predeter."><text:span text:style-name="T1">Titulo:</text:span></text:span><text:span text:style-name="Fuente_20_de_20_párrafo_20_predeter."><text:span text:style-name="T13">Don Juan Tenorio<text:line-break/></text:span></text:span><text:span text:style-name="Fuente_20_de_20_párrafo_20_predeter."><text:span text:style-name="T1">Autor:</text:span></text:span><text:span text:style-name="Fuente_20_de_20_párrafo_20_predeter."><text:span text:style-name="T13">Jose Zorilla</text:span></text:span></text:p>
        <text:h text:style-name="P8" text:outline-level="1">b) Listado de título y autor ordenado por título.</text:h>
        <text:h text:style-name="P8" text:outline-level="1">c) Obtener:</text:h>
        <text:h text:style-name="P7" text:outline-level="1">Mi Biblioteca</text:h>
        <text:p text:style-name="Text_20_body"><text:span text:style-name="Fuente_20_de_20_párrafo_20_predeter."><text:span text:style-name="T2">Titulo: </text:span></text:span><text:span text:style-name="Fuente_20_de_20_párrafo_20_predeter."><text:span text:style-name="T13">Fuente Ovejuna<text:line-break/></text:span></text:span><text:span text:style-name="Fuente_20_de_20_párrafo_20_predeter."><text:span text:style-name="T2">Autor: </text:span></text:span><text:span text:style-name="Fuente_20_de_20_párrafo_20_predeter."><text:span text:style-name="T13">Lope de Vega<text:line-break/></text:span></text:span><text:span text:style-name="Fuente_20_de_20_párrafo_20_predeter."><text:span text:style-name="T2">Precio: </text:span></text:span><text:span text:style-name="Fuente_20_de_20_párrafo_20_predeter."><text:span text:style-name="T13">32.50</text:span></text:span></text:p>
        <text:p text:style-name="Text_20_body"><text:span text:style-name="Fuente_20_de_20_párrafo_20_predeter."><text:span text:style-name="T13"><text:line-break/></text:span></text:span><text:span text:style-name="Fuente_20_de_20_párrafo_20_predeter."><text:span text:style-name="T2">Titulo: </text:span></text:span><text:span text:style-name="Fuente_20_de_20_párrafo_20_predeter."><text:span text:style-name="T13">Don Juan Tenorio<text:line-break/></text:span></text:span><text:soft-page-break/><text:span text:style-name="Fuente_20_de_20_párrafo_20_predeter."><text:span text:style-name="T2">Autor: </text:span></text:span><text:span text:style-name="Fuente_20_de_20_párrafo_20_predeter."><text:span text:style-name="T13">Jose Zorilla<text:line-break/></text:span></text:span><text:span text:style-name="Fuente_20_de_20_párrafo_20_predeter."><text:span text:style-name="T2">Precio: </text:span></text:span><text:span text:style-name="Fuente_20_de_20_párrafo_20_predeter."><text:span text:style-name="T13">45.26</text:span></text:span></text:p>
        <text:h text:style-name="Heading_20_1" text:outline-level="1"><text:span text:style-name="Fuente_20_de_20_párrafo_20_predeter."><text:span text:style-name="T16">d</text:span></text:span><text:span text:style-name="Fuente_20_de_20_párrafo_20_predeter."><text:span text:style-name="T17">) Cargar un combo con los títulos de los libros.</text:span></text:span></text:h>
        <text:p text:style-name="Text_20_body"><text:span text:style-name="Fuente_20_de_20_párrafo_20_predeter."><text:span text:style-name="T15">e) Listado de todos los libros en español (título y autor).</text:span></text:span><text:span text:style-name="Fuente_20_de_20_párrafo_20_predeter."><text:span text:style-name="T18">Dudas</text:span></text:span></text:p>
        <text:h text:style-name="P8" text:outline-level="1">f)</text:h>
        <text:h text:style-name="P7" text:outline-level="1">M<text:span text:style-name="T21">i Biblioteca</text:span></text:h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5">Titulo</text:p>
            </table:table-cell>
            <table:table-cell table:style-name="Tabla1.B1" office:value-type="string">
              <text:p text:style-name="P5">Isbn</text:p>
            </table:table-cell>
          </table:table-row>
          <table:table-row>
            <table:table-cell table:style-name="Tabla1.A2" office:value-type="string">
              <text:p text:style-name="P6">Fuente Ovejuna</text:p>
            </table:table-cell>
            <table:table-cell table:style-name="Tabla1.B2" office:value-type="string">
              <text:p text:style-name="P6">84-9815-002-7</text:p>
            </table:table-cell>
          </table:table-row>
          <table:table-row>
            <table:table-cell table:style-name="Tabla1.A3" office:value-type="string">
              <text:p text:style-name="P6">La Celestina</text:p>
            </table:table-cell>
            <table:table-cell table:style-name="Tabla1.B3" office:value-type="string">
              <text:p text:style-name="P6">84-96390-96-9</text:p>
            </table:table-cell>
          </table:table-row>
          <table:table-row>
            <table:table-cell table:style-name="Tabla1.A4" office:value-type="string">
              <text:p text:style-name="P6">El enfermo imaginario</text:p>
            </table:table-cell>
            <table:table-cell table:style-name="Tabla1.B4" office:value-type="string">
              <text:p text:style-name="P6">84-96380-96-9</text:p>
            </table:table-cell>
          </table:table-row>
          <table:table-row>
            <table:table-cell table:style-name="Tabla1.A5" office:value-type="string">
              <text:p text:style-name="P6">Don Juan Tenorio</text:p>
            </table:table-cell>
            <table:table-cell table:style-name="Tabla1.B5" office:value-type="string">
              <text:p text:style-name="Table_20_Contents"><text:span text:style-name="Fuente_20_de_20_párrafo_20_predeter."><text:span text:style-name="T21">84-96390-97-7</text:span></text:span></text:p>
            </table:table-cell>
          </table:table-row>
        </table:table>
        <text:p text:style-name="P11"/>
        <text:p text:style-name="P10">g)</text:p>
        <text:h text:style-name="P9" text:outline-level="1">Mi Biblioteca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>
            <table:table-cell table:style-name="Tabla2.A1" office:value-type="string">
              <text:p text:style-name="P5">Titulo</text:p>
            </table:table-cell>
            <table:table-cell table:style-name="Tabla2.A1" office:value-type="string">
              <text:p text:style-name="P5">Autor</text:p>
            </table:table-cell>
            <table:table-cell table:style-name="Tabla2.A1" office:value-type="string">
              <text:p text:style-name="P5">Isbn</text:p>
            </table:table-cell>
            <table:table-cell table:style-name="Tabla2.D1" office:value-type="string">
              <text:p text:style-name="P5">Precio</text:p>
            </table:table-cell>
          </table:table-row>
          <table:table-row>
            <table:table-cell table:style-name="Tabla2.A2" office:value-type="string">
              <text:p text:style-name="P6">Fuente Ovejuna</text:p>
            </table:table-cell>
            <table:table-cell table:style-name="Tabla2.B2" office:value-type="string">
              <text:p text:style-name="P6">Lope de Vega</text:p>
            </table:table-cell>
            <table:table-cell table:style-name="Tabla2.C2" office:value-type="string">
              <text:p text:style-name="P6">84-9815-002-7</text:p>
            </table:table-cell>
            <table:table-cell table:style-name="Tabla2.D2" office:value-type="string">
              <text:p text:style-name="P6">32.50</text:p>
            </table:table-cell>
          </table:table-row>
          <table:table-row>
            <table:table-cell table:style-name="Tabla2.A3" office:value-type="string">
              <text:p text:style-name="P6">La Celestina</text:p>
            </table:table-cell>
            <table:table-cell table:style-name="Tabla2.B3" office:value-type="string">
              <text:p text:style-name="P6">Fernando de Rojas</text:p>
            </table:table-cell>
            <table:table-cell table:style-name="Tabla2.C3" office:value-type="string">
              <text:p text:style-name="P6">84-96390-96-9</text:p>
            </table:table-cell>
            <table:table-cell table:style-name="Tabla2.D3" office:value-type="string">
              <text:p text:style-name="P6">21.45</text:p>
            </table:table-cell>
          </table:table-row>
          <table:table-row>
            <table:table-cell table:style-name="Tabla2.A4" office:value-type="string">
              <text:p text:style-name="P6">El enfermo imaginario</text:p>
            </table:table-cell>
            <table:table-cell table:style-name="Tabla2.B4" office:value-type="string">
              <text:p text:style-name="P6">Moliere</text:p>
            </table:table-cell>
            <table:table-cell table:style-name="Tabla2.C4" office:value-type="string">
              <text:p text:style-name="P6">84-96380-96-9</text:p>
            </table:table-cell>
            <table:table-cell table:style-name="Tabla2.D4" office:value-type="string">
              <text:p text:style-name="P6">28.45</text:p>
            </table:table-cell>
          </table:table-row>
          <table:table-row>
            <table:table-cell table:style-name="Tabla2.A5" office:value-type="string">
              <text:p text:style-name="P6">Don Juan Tenorio</text:p>
            </table:table-cell>
            <table:table-cell table:style-name="Tabla2.B5" office:value-type="string">
              <text:p text:style-name="P6">Jose Zorilla</text:p>
            </table:table-cell>
            <table:table-cell table:style-name="Tabla2.C5" office:value-type="string">
              <text:p text:style-name="P6">84-96390-97-7</text:p>
            </table:table-cell>
            <table:table-cell table:style-name="Tabla2.D5" office:value-type="string">
              <text:p text:style-name="P6">45.26</text:p>
            </table:table-cell>
          </table:table-row>
        </table:table>
        <text:p text:style-name="Text_20_body"><text:span text:style-name="Fuente_20_de_20_párrafo_20_predeter."><text:span text:style-name="T21"><text:line-break/><text:line-break/></text:span></text:span><text:span text:style-name="Fuente_20_de_20_párrafo_20_predeter."><text:span text:style-name="T10">El numero de libros es = </text:span></text:span><text:span text:style-name="Fuente_20_de_20_párrafo_20_predeter."><text:span text:style-name="T21">4</text:span></text:span></text:p>
        <text:p text:style-name="P11"/>
        <text:p text:style-name="P11">h) Obtener una tabla en la que las celdas de los precios mayores de 30 € figuren en rojo y obtener a continuación de la tabla el precio medio de todos los libros.</text:p>
        <text:p text:style-name="P11"/>
        <text:p text:style-name="P11"><text:s/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office:value-type="string">
              <text:p text:style-name="P6">Fuente Ovejuna</text:p>
            </table:table-cell>
            <table:table-cell table:style-name="Tabla3.A1" office:value-type="string">
              <text:p text:style-name="P6">Lope de Vega</text:p>
            </table:table-cell>
            <table:table-cell table:style-name="Tabla3.A1" office:value-type="string">
              <text:p text:style-name="P6">84-9815-002-7</text:p>
            </table:table-cell>
            <table:table-cell table:style-name="Tabla3.D1" office:value-type="string">
              <text:p text:style-name="P6">32.50</text:p>
            </table:table-cell>
          </table:table-row>
          <table:table-row>
            <table:table-cell table:style-name="Tabla3.A2" office:value-type="string">
              <text:p text:style-name="P6">La Celestina</text:p>
            </table:table-cell>
            <table:table-cell table:style-name="Tabla3.B2" office:value-type="string">
              <text:p text:style-name="P6">Fernando de Rojas</text:p>
            </table:table-cell>
            <table:table-cell table:style-name="Tabla3.C2" office:value-type="string">
              <text:p text:style-name="P6">84-96390-96-9</text:p>
            </table:table-cell>
            <table:table-cell table:style-name="Tabla3.D2" office:value-type="string">
              <text:p text:style-name="P6">21.45</text:p>
            </table:table-cell>
          </table:table-row>
          <table:table-row>
            <table:table-cell table:style-name="Tabla3.A3" office:value-type="string">
              <text:p text:style-name="P6">El enfermo imaginario</text:p>
            </table:table-cell>
            <table:table-cell table:style-name="Tabla3.B3" office:value-type="string">
              <text:p text:style-name="P6">Moliere</text:p>
            </table:table-cell>
            <table:table-cell table:style-name="Tabla3.C3" office:value-type="string">
              <text:p text:style-name="P6">84-96380-96-9</text:p>
            </table:table-cell>
            <table:table-cell table:style-name="Tabla3.D3" office:value-type="string">
              <text:p text:style-name="P6">28.45</text:p>
            </table:table-cell>
          </table:table-row>
          <table:table-row>
            <table:table-cell table:style-name="Tabla3.A4" office:value-type="string">
              <text:p text:style-name="P6">Don Juan Tenorio</text:p>
            </table:table-cell>
            <table:table-cell table:style-name="Tabla3.B4" office:value-type="string">
              <text:p text:style-name="P6">Jose Zorilla</text:p>
            </table:table-cell>
            <table:table-cell table:style-name="Tabla3.C4" office:value-type="string">
              <text:p text:style-name="P6">84-96390-97-7</text:p>
            </table:table-cell>
            <table:table-cell table:style-name="Tabla3.D4" office:value-type="string">
              <text:p text:style-name="P6">45.26</text:p>
            </table:table-cell>
          </table:table-row>
        </table:table>
        <text:p text:style-name="P11"><text:s/></text:p>
        <text:p text:style-name="P11"/>
        <text:p text:style-name="Text_20_body"><text:span text:style-name="Fuente_20_de_20_párrafo_20_predeter."><text:span text:style-name="T12">La media de los precios</text:span></text:span><text:span text:style-name="Fuente_20_de_20_párrafo_20_predeter."><text:span text:style-name="T21"> = 31.915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e e</meta:initial-creator>
    <meta:creation-date>2014-04-25T18:12:00Z</meta:creation-date>
    <dc:date>2023-05-08T10:47:40.267718573</dc:date>
    <meta:editing-cycles>3</meta:editing-cycles>
    <meta:editing-duration>PT3H48M8S</meta:editing-duration>
    <meta:document-statistic meta:table-count="3" meta:image-count="0" meta:object-count="0" meta:page-count="2" meta:paragraph-count="98" meta:word-count="261" meta:character-count="2042" meta:non-whitespace-character-count="1796"/>
    <meta:template xlink:type="simple" xlink:actuate="onRequest" xlink:title="" xlink:href="Normal.dotm"/>
  </office:meta>
</office:document-meta>
</file>